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onsolas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5-15" calcext:value-type="date">
            <text:p>05/15/2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Find and fix empty strings: select h/s and Find: &lt;p class='hymn'&gt;&lt;span class='kvp dummy'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pan text:style-name="T1">pref.website_goarch generate.services.index to "</text:span>off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ay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Jun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7" office:value-type="string" calcext:value-type="string">
            <text:p>Jul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7" office:value-type="string" calcext:value-type="string">
            <text:p>Aug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hchcchapel (website should be set to goa)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May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7"/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Apr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goa site indexer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Edit blank / _app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ff goa site indexer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table:style-name="ce13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Upload site to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Rename goa_new to</text:p>
            <text:p>goa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Delete goa0 from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9:04:48.2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5-15T09:06:31.789000000</dc:date>
    <meta:editing-duration>P2DT14H8M44S</meta:editing-duration>
    <meta:editing-cycles>99</meta:editing-cycles>
    <meta:generator>LibreOffice/24.2.1.2$Windows_X86_64 LibreOffice_project/db4def46b0453cc22e2d0305797cf981b68ef5ac</meta:generator>
    <meta:document-statistic meta:table-count="1" meta:cell-count="41" meta:object-count="0"/>
  </office:meta>
</office:document-meta>
</file>